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i" table:style-name="ta1">
        <table:shapes>
          <draw:frame draw:z-index="0" draw:style-name="gr1" draw:text-style-name="P1" svg:width="453.06pt" svg:height="255.26pt" svg:x="358.72pt" svg:y="18.82pt">
            <loext:p draw:notify-on-update-of-ranges="pi.A3:pi.A3 pi.A4:pi.A7 pi.B3:pi.B3 pi.B4:pi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83pt" svg:height="255.23pt" svg:x="835.97pt" svg:y="22.59pt">
            <loext:p draw:notify-on-update-of-ranges="pi.A10:pi.A10 pi.A11:pi.A14 pi.B10:pi.B10 pi.B11:pi.B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86pt" svg:height="255.23pt" svg:x="347.02pt" svg:y="301.18pt">
            <loext:p draw:notify-on-update-of-ranges="pi.A17:pi.A17 pi.A18:pi.A21 pi.B17:pi.B17 pi.B18:pi.B2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86pt" svg:height="255.26pt" svg:x="832.05pt" svg:y="302.68pt">
            <loext:p draw:notify-on-update-of-ranges="pi.A24:pi.A24 pi.A25:pi.A28 pi.B24:pi.B24 pi.B25:pi.B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86pt" svg:height="255.23pt" svg:x="342.34pt" svg:y="597.86pt">
            <loext:p draw:notify-on-update-of-ranges="pi.A31:pi.A31 pi.A32:pi.A35 pi.B31:pi.B31 pi.B32:pi.B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i Run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 <text:s/>pi_v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<text:s/>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76476561" calcext:value-type="float">
            <text:p>20376476561</text:p>
          </table:table-cell>
          <table:table-cell office:value-type="float" office:value="3.14159265335777" calcext:value-type="float">
            <text:p>3.1415926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169902877" calcext:value-type="float">
            <text:p>84169902877</text:p>
          </table:table-cell>
          <table:table-cell office:value-type="float" office:value="3.12690075740228" calcext:value-type="float">
            <text:p>3.1269007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818266758" calcext:value-type="float">
            <text:p>73818266758</text:p>
          </table:table-cell>
          <table:table-cell office:value-type="float" office:value="3.11569521325943" calcext:value-type="float">
            <text:p>3.11569521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477126210" calcext:value-type="float">
            <text:p>66477126210</text:p>
          </table:table-cell>
          <table:table-cell office:value-type="float" office:value="3.10747430431665" calcext:value-type="float">
            <text:p>3.10747430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 <text:s/>pi_v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<text:s/>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91966884" calcext:value-type="float">
            <text:p>28491966884</text:p>
          </table:table-cell>
          <table:table-cell office:value-type="float" office:value="3.14159265335777" calcext:value-type="float">
            <text:p>3.1415926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998144028" calcext:value-type="float">
            <text:p>109998144028</text:p>
          </table:table-cell>
          <table:table-cell office:value-type="float" office:value="3.14159265335773" calcext:value-type="float">
            <text:p>3.1415926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971407655" calcext:value-type="float">
            <text:p>156971407655</text:p>
          </table:table-cell>
          <table:table-cell office:value-type="float" office:value="3.14159265335777" calcext:value-type="float">
            <text:p>3.1415926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6994843386" calcext:value-type="float">
            <text:p>286994843386</text:p>
          </table:table-cell>
          <table:table-cell office:value-type="float" office:value="3.14159265335776" calcext:value-type="float">
            <text:p>3.14159265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 <text:s/>pi_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<text:s/>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188699420" calcext:value-type="float">
            <text:p>64188699420</text:p>
          </table:table-cell>
          <table:table-cell office:value-type="float" office:value="3.14159265335777" calcext:value-type="float">
            <text:p>3.1415926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030880653" calcext:value-type="float">
            <text:p>233030880653</text:p>
          </table:table-cell>
          <table:table-cell office:value-type="float" office:value="3.14159265335776" calcext:value-type="float">
            <text:p>3.1415926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883066742" calcext:value-type="float">
            <text:p>233883066742</text:p>
          </table:table-cell>
          <table:table-cell office:value-type="float" office:value="3.14159265335768" calcext:value-type="float">
            <text:p>3.1415926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2987235292" calcext:value-type="float">
            <text:p>272987235292</text:p>
          </table:table-cell>
          <table:table-cell office:value-type="float" office:value="3.14159265335754" calcext:value-type="float">
            <text:p>3.14159265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 <text:s/>pi_v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<text:s/>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063172396" calcext:value-type="float">
            <text:p>21063172396</text:p>
          </table:table-cell>
          <table:table-cell office:value-type="float" office:value="3.14159265335777" calcext:value-type="float">
            <text:p>3.1415926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99568896" calcext:value-type="float">
            <text:p>29599568896</text:p>
          </table:table-cell>
          <table:table-cell office:value-type="float" office:value="3.14159265335772" calcext:value-type="float">
            <text:p>3.1415926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646843651" calcext:value-type="float">
            <text:p>21646843651</text:p>
          </table:table-cell>
          <table:table-cell office:value-type="float" office:value="3.14159265335768" calcext:value-type="float">
            <text:p>3.1415926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40358983" calcext:value-type="float">
            <text:p>14540358983</text:p>
          </table:table-cell>
          <table:table-cell office:value-type="float" office:value="3.14159265335776" calcext:value-type="float">
            <text:p>3.14159265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 <text:s/>pi_v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<text:s/>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80933446" calcext:value-type="float">
            <text:p>20380933446</text:p>
          </table:table-cell>
          <table:table-cell office:value-type="float" office:value="3.14159265335777" calcext:value-type="float">
            <text:p>3.1415926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92273461" calcext:value-type="float">
            <text:p>10392273461</text:p>
          </table:table-cell>
          <table:table-cell office:value-type="float" office:value="3.14159265335772" calcext:value-type="float">
            <text:p>3.1415926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57999924" calcext:value-type="float">
            <text:p>5157999924</text:p>
          </table:table-cell>
          <table:table-cell office:value-type="float" office:value="3.14159265335768" calcext:value-type="float">
            <text:p>3.1415926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2975737" calcext:value-type="float">
            <text:p>2702975737</text:p>
          </table:table-cell>
          <table:table-cell office:value-type="float" office:value="3.14159265335776" calcext:value-type="float">
            <text:p>3.1415926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16:11:07.065659938</dc:date>
    <meta:editing-duration>PT14M51S</meta:editing-duration>
    <meta:editing-cycles>2</meta:editing-cycles>
    <meta:generator>LibreOffice/5.1.6.2$Linux_X86_64 LibreOffice_project/10m0$Build-2</meta:generator>
    <meta:document-statistic meta:table-count="1" meta:cell-count="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title svg:x="5.554cm" svg:y="0.316cm" chart:style-name="ch2">
          <text:p>Pi_V1 - No Serialization</text:p>
        </chart:title>
        <chart:legend chart:legend-position="end" svg:x="13.37cm" svg:y="4.204cm" style:legend-expansion="high" chart:style-name="ch3"/>
        <chart:plot-area chart:style-name="ch4" table:cell-range-address="pi.A3:pi.B7" chart:data-source-has-labels="both" svg:x="0.319cm" svg:y="1.275cm" svg:width="12.732cm" svg:height="7.551cm">
          <chartooo:coordinate-region svg:x="2.052cm" svg:y="1.474cm" svg:width="10.905cm" svg:height="6.705cm"/>
          <chart:axis chart:dimension="x" chart:name="primary-x" chart:style-name="ch5" chartooo:axis-type="auto">
            <chartooo:date-scale/>
            <chart:categories table:cell-range-address="pi.A4:pi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i.B4:pi.B7" chart:label-cell-address="pi.B3:pi.B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pi.B3:pi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i.A4:pi.A7</svg:desc>
                </draw:g>
              </table:table-cell>
              <table:table-cell office:value-type="float" office:value="20376476561">
                <text:p>20376476561</text:p>
                <draw:g>
                  <svg:desc>pi.B4:pi.B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4169902877">
                <text:p>841699028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818266758">
                <text:p>738182667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477126210">
                <text:p>664771262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line" chart:style-name="ch1">
        <chart:title svg:x="5.858cm" svg:y="0.316cm" chart:style-name="ch2">
          <text:p>Pi_V2 - Mutex Locks</text:p>
        </chart:title>
        <chart:legend chart:legend-position="end" svg:x="13.397cm" svg:y="4.203cm" style:legend-expansion="high" chart:style-name="ch3"/>
        <chart:plot-area chart:style-name="ch4" table:cell-range-address="pi.A10:pi.B14" chart:data-source-has-labels="both" svg:x="0.32cm" svg:y="1.275cm" svg:width="12.757cm" svg:height="7.55cm">
          <chartooo:coordinate-region svg:x="2.053cm" svg:y="1.474cm" svg:width="10.93cm" svg:height="6.704cm"/>
          <chart:axis chart:dimension="x" chart:name="primary-x" chart:style-name="ch5" chartooo:axis-type="auto">
            <chartooo:date-scale/>
            <chart:categories table:cell-range-address="pi.A11:pi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i.B11:pi.B14" chart:label-cell-address="pi.B10:pi.B1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pi.B10:pi.B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i.A11:pi.A14</svg:desc>
                </draw:g>
              </table:table-cell>
              <table:table-cell office:value-type="float" office:value="28491966884">
                <text:p>28491966884</text:p>
                <draw:g>
                  <svg:desc>pi.B11:pi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9998144028">
                <text:p>1099981440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6971407655">
                <text:p>1569714076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6994843386">
                <text:p>286994843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title svg:x="5.224cm" svg:y="0.316cm" chart:style-name="ch2">
          <text:p>Pi_V3 - Atomic Instructions</text:p>
        </chart:title>
        <chart:legend chart:legend-position="end" svg:x="13.398cm" svg:y="4.203cm" style:legend-expansion="high" chart:style-name="ch3"/>
        <chart:plot-area chart:style-name="ch4" table:cell-range-address="pi.A17:pi.B21" chart:data-source-has-labels="both" svg:x="0.32cm" svg:y="1.275cm" svg:width="12.758cm" svg:height="7.55cm">
          <chartooo:coordinate-region svg:x="2.053cm" svg:y="1.474cm" svg:width="10.931cm" svg:height="6.704cm"/>
          <chart:axis chart:dimension="x" chart:name="primary-x" chart:style-name="ch5" chartooo:axis-type="auto">
            <chartooo:date-scale/>
            <chart:categories table:cell-range-address="pi.A18:pi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i.B18:pi.B21" chart:label-cell-address="pi.B17:pi.B1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pi.B17:pi.B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i.A18:pi.A21</svg:desc>
                </draw:g>
              </table:table-cell>
              <table:table-cell office:value-type="float" office:value="64188699420">
                <text:p>64188699420</text:p>
                <draw:g>
                  <svg:desc>pi.B18:pi.B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3030880653">
                <text:p>2330308806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883066742">
                <text:p>2338830667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2987235292">
                <text:p>272987235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line" chart:style-name="ch1">
        <chart:title svg:x="5.899cm" svg:y="0.316cm" chart:style-name="ch2">
          <text:p>Pi_V4 - Global Array</text:p>
        </chart:title>
        <chart:legend chart:legend-position="end" svg:x="13.398cm" svg:y="4.204cm" style:legend-expansion="high" chart:style-name="ch3"/>
        <chart:plot-area chart:style-name="ch4" table:cell-range-address="pi.A24:pi.B28" chart:data-source-has-labels="both" svg:x="0.32cm" svg:y="1.275cm" svg:width="12.758cm" svg:height="7.551cm">
          <chartooo:coordinate-region svg:x="2.053cm" svg:y="1.474cm" svg:width="10.931cm" svg:height="6.705cm"/>
          <chart:axis chart:dimension="x" chart:name="primary-x" chart:style-name="ch5" chartooo:axis-type="auto">
            <chartooo:date-scale/>
            <chart:categories table:cell-range-address="pi.A25:pi.A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i.B25:pi.B28" chart:label-cell-address="pi.B24:pi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pi.B24:pi.B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i.A25:pi.A28</svg:desc>
                </draw:g>
              </table:table-cell>
              <table:table-cell office:value-type="float" office:value="21063172396">
                <text:p>21063172396</text:p>
                <draw:g>
                  <svg:desc>pi.B25:pi.B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599568896">
                <text:p>295995688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646843651">
                <text:p>216468436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540358983">
                <text:p>145403589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05cm" xlink:href=".." xlink:type="simple" chart:class="chart:line" chart:style-name="ch1">
        <chart:title svg:x="4.033cm" svg:y="0.316cm" chart:style-name="ch2">
          <text:p>Pi_V5 - Local Variable and Global Array</text:p>
        </chart:title>
        <chart:legend chart:legend-position="end" svg:x="13.398cm" svg:y="4.203cm" style:legend-expansion="high" chart:style-name="ch3"/>
        <chart:plot-area chart:style-name="ch4" table:cell-range-address="pi.A31:pi.B35" chart:data-source-has-labels="both" svg:x="0.32cm" svg:y="1.275cm" svg:width="12.758cm" svg:height="7.55cm">
          <chartooo:coordinate-region svg:x="2.053cm" svg:y="1.474cm" svg:width="10.931cm" svg:height="6.704cm"/>
          <chart:axis chart:dimension="x" chart:name="primary-x" chart:style-name="ch5" chartooo:axis-type="auto">
            <chartooo:date-scale/>
            <chart:categories table:cell-range-address="pi.A32:pi.A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i.B32:pi.B35" chart:label-cell-address="pi.B31:pi.B3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</text:p>
                <draw:g>
                  <svg:desc>pi.B31:pi.B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i.A32:pi.A35</svg:desc>
                </draw:g>
              </table:table-cell>
              <table:table-cell office:value-type="float" office:value="20380933446">
                <text:p>20380933446</text:p>
                <draw:g>
                  <svg:desc>pi.B32:pi.B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392273461">
                <text:p>103922734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57999924">
                <text:p>51579999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02975737">
                <text:p>27029757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